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º Cas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od. Antiguo</text:p>
          </table:table-cell>
          <table:table-cell table:style-name="ce1" office:value-type="string" calcext:value-type="string">
            <text:p>Nº Expediente</text:p>
          </table:table-cell>
          <table:table-cell table:style-name="ce1" office:value-type="string" calcext:value-type="string">
            <text:p>Cód. Nue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-398-az</text:p>
          </table:table-cell>
          <table:table-cell table:formula="of:=UPPER(CONCATENATE(LEFT([.C2];2);&quot; - &quot;;[.A2];&quot;/&quot;;RIGHT([.B2];2)))" office:value-type="string" office:string-value="LU - 5/01" calcext:value-type="string">
            <text:p>LU - 5/01</text:p>
          </table:table-cell>
          <table:table-cell table:formula="of:=UPPER(MID([.C2];4;1))&amp;MID([.D2];SEARCH(&quot;-&quot;;[.D2];1)+1;3)" office:value-type="string" office:string-value="O398" calcext:value-type="string">
            <text:p>O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u-698-b</text:p>
          </table:table-cell>
          <table:table-cell table:formula="of:=UPPER(CONCATENATE(LEFT([.C3];2);&quot; - &quot;;[.A3];&quot;/&quot;;RIGHT([.B3];2)))" office:value-type="string" office:string-value="LU - 15/06" calcext:value-type="string">
            <text:p>LU - 15/06</text:p>
          </table:table-cell>
          <table:table-cell table:formula="of:=UPPER(MID([.C3];4;1))&amp;MID([.D3];SEARCH(&quot;-&quot;;[.D3];1)+1;3)" office:value-type="string" office:string-value="O698" calcext:value-type="string">
            <text:p>O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o-745-gt</text:p>
          </table:table-cell>
          <table:table-cell table:formula="of:=UPPER(CONCATENATE(LEFT([.C4];2);&quot; - &quot;;[.A4];&quot;/&quot;;RIGHT([.B4];2)))" office:value-type="string" office:string-value="PO - 16/07" calcext:value-type="string">
            <text:p>PO - 16/07</text:p>
          </table:table-cell>
          <table:table-cell table:formula="of:=UPPER(MID([.C4];4;1))&amp;MID([.D4];SEARCH(&quot;-&quot;;[.D4];1)+1;3)" office:value-type="string" office:string-value="T745" calcext:value-type="string">
            <text:p>T7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a-381-p9</text:p>
          </table:table-cell>
          <table:table-cell table:formula="of:=UPPER(CONCATENATE(LEFT([.C5];2);&quot; - &quot;;[.A5];&quot;/&quot;;RIGHT([.B5];2)))" office:value-type="string" office:string-value="LA - 21/04" calcext:value-type="string">
            <text:p>LA - 21/04</text:p>
          </table:table-cell>
          <table:table-cell table:formula="of:=UPPER(MID([.C5];4;1))&amp;MID([.D5];SEARCH(&quot;-&quot;;[.D5];1)+1;3)" office:value-type="string" office:string-value="C381" calcext:value-type="string">
            <text:p>C3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O-368-t</text:p>
          </table:table-cell>
          <table:table-cell table:formula="of:=UPPER(CONCATENATE(LEFT([.C6];2);&quot; - &quot;;[.A6];&quot;/&quot;;RIGHT([.B6];2)))" office:value-type="string" office:string-value="OU - 35/04" calcext:value-type="string">
            <text:p>OU - 35/04</text:p>
          </table:table-cell>
          <table:table-cell table:formula="of:=UPPER(MID([.C6];4;1))&amp;MID([.D6];SEARCH(&quot;-&quot;;[.D6];1)+1;3)" office:value-type="string" office:string-value="E368" calcext:value-type="string">
            <text:p>E3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-576-rd</text:p>
          </table:table-cell>
          <table:table-cell table:formula="of:=UPPER(CONCATENATE(LEFT([.C7];2);&quot; - &quot;;[.A7];&quot;/&quot;;RIGHT([.B7];2)))" office:value-type="string" office:string-value="LA - 35/04" calcext:value-type="string">
            <text:p>LA - 35/04</text:p>
          </table:table-cell>
          <table:table-cell table:formula="of:=UPPER(MID([.C7];4;1))&amp;MID([.D7];SEARCH(&quot;-&quot;;[.D7];1)+1;3)" office:value-type="string" office:string-value="C576" calcext:value-type="string">
            <text:p>C5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O-491</text:p>
          </table:table-cell>
          <table:table-cell table:formula="of:=UPPER(CONCATENATE(LEFT([.C8];2);&quot; - &quot;;[.A8];&quot;/&quot;;RIGHT([.B8];2)))" office:value-type="string" office:string-value="OU - 54/05" calcext:value-type="string">
            <text:p>OU - 54/05</text:p>
          </table:table-cell>
          <table:table-cell table:formula="of:=UPPER(MID([.C8];4;1))&amp;MID([.D8];SEARCH(&quot;-&quot;;[.D8];1)+1;3)" office:value-type="string" office:string-value="E491" calcext:value-type="string">
            <text:p>E4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-345-ty</text:p>
          </table:table-cell>
          <table:table-cell table:formula="of:=UPPER(CONCATENATE(LEFT([.C9];2);&quot; - &quot;;[.A9];&quot;/&quot;;RIGHT([.B9];2)))" office:value-type="string" office:string-value="PO - 56/01" calcext:value-type="string">
            <text:p>PO - 56/01</text:p>
          </table:table-cell>
          <table:table-cell table:formula="of:=UPPER(MID([.C9];4;1))&amp;MID([.D9];SEARCH(&quot;-&quot;;[.D9];1)+1;3)" office:value-type="string" office:string-value="T345" calcext:value-type="string">
            <text:p>T3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o-811-rmd</text:p>
          </table:table-cell>
          <table:table-cell table:formula="of:=UPPER(CONCATENATE(LEFT([.C10];2);&quot; - &quot;;[.A10];&quot;/&quot;;RIGHT([.B10];2)))" office:value-type="string" office:string-value="PO - 56/03" calcext:value-type="string">
            <text:p>PO - 56/03</text:p>
          </table:table-cell>
          <table:table-cell table:formula="of:=UPPER(MID([.C10];4;1))&amp;MID([.D10];SEARCH(&quot;-&quot;;[.D10];1)+1;3)" office:value-type="string" office:string-value="T811" calcext:value-type="string">
            <text:p>T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-625-x</text:p>
          </table:table-cell>
          <table:table-cell table:formula="of:=UPPER(CONCATENATE(LEFT([.C11];2);&quot; - &quot;;[.A11];&quot;/&quot;;RIGHT([.B11];2)))" office:value-type="string" office:string-value="LA - 63/02" calcext:value-type="string">
            <text:p>LA - 63/02</text:p>
          </table:table-cell>
          <table:table-cell table:formula="of:=UPPER(MID([.C11];4;1))&amp;MID([.D11];SEARCH(&quot;-&quot;;[.D11];1)+1;3)" office:value-type="string" office:string-value="C625" calcext:value-type="string">
            <text:p>C6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u-468-5t6</text:p>
          </table:table-cell>
          <table:table-cell table:formula="of:=UPPER(CONCATENATE(LEFT([.C12];2);&quot; - &quot;;[.A12];&quot;/&quot;;RIGHT([.B12];2)))" office:value-type="string" office:string-value="LU - 73/03" calcext:value-type="string">
            <text:p>LU - 73/03</text:p>
          </table:table-cell>
          <table:table-cell table:formula="of:=UPPER(MID([.C12];4;1))&amp;MID([.D12];SEARCH(&quot;-&quot;;[.D12];1)+1;3)" office:value-type="string" office:string-value="O468" calcext:value-type="string">
            <text:p>O4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o-399-b</text:p>
          </table:table-cell>
          <table:table-cell table:formula="of:=UPPER(CONCATENATE(LEFT([.C13];2);&quot; - &quot;;[.A13];&quot;/&quot;;RIGHT([.B13];2)))" office:value-type="string" office:string-value="PO - 34/03" calcext:value-type="string">
            <text:p>PO - 34/03</text:p>
          </table:table-cell>
          <table:table-cell table:formula="of:=UPPER(MID([.C13];4;1))&amp;MID([.D13];SEARCH(&quot;-&quot;;[.D13];1)+1;3)" office:value-type="string" office:string-value="T399" calcext:value-type="string">
            <text:p>T3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a-673-b</text:p>
          </table:table-cell>
          <table:table-cell table:formula="of:=UPPER(CONCATENATE(LEFT([.C14];2);&quot; - &quot;;[.A14];&quot;/&quot;;RIGHT([.B14];2)))" office:value-type="string" office:string-value="LA - 35/06" calcext:value-type="string">
            <text:p>LA - 35/06</text:p>
          </table:table-cell>
          <table:table-cell table:formula="of:=UPPER(MID([.C14];4;1))&amp;MID([.D14];SEARCH(&quot;-&quot;;[.D14];1)+1;3)" office:value-type="string" office:string-value="C673" calcext:value-type="string">
            <text:p>C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a-552-ty</text:p>
          </table:table-cell>
          <table:table-cell table:formula="of:=UPPER(CONCATENATE(LEFT([.C15];2);&quot; - &quot;;[.A15];&quot;/&quot;;RIGHT([.B15];2)))" office:value-type="string" office:string-value="LA - 31/09" calcext:value-type="string">
            <text:p>LA - 31/09</text:p>
          </table:table-cell>
          <table:table-cell table:formula="of:=UPPER(MID([.C15];4;1))&amp;MID([.D15];SEARCH(&quot;-&quot;;[.D15];1)+1;3)" office:value-type="string" office:string-value="C552" calcext:value-type="string">
            <text:p>C5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u-618-gt</text:p>
          </table:table-cell>
          <table:table-cell table:formula="of:=UPPER(CONCATENATE(LEFT([.C16];2);&quot; - &quot;;[.A16];&quot;/&quot;;RIGHT([.B16];2)))" office:value-type="string" office:string-value="LU - 31/10" calcext:value-type="string">
            <text:p>LU - 31/10</text:p>
          </table:table-cell>
          <table:table-cell table:formula="of:=UPPER(MID([.C16];4;1))&amp;MID([.D16];SEARCH(&quot;-&quot;;[.D16];1)+1;3)" office:value-type="string" office:string-value="O618" calcext:value-type="string">
            <text:p>O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P0" style:volatile="true">
      <number:number number:decimal-places="2" number:min-integer-digits="1" number:grouping="true"/>
      <number:text>    </number:text>
    </number:number-style>
    <number:number-style style:name="N103P1" style:volatile="true">
      <number:text>-</number:text>
      <number:number number:decimal-places="2" number:min-integer-digits="1" number:grouping="true"/>
      <number:text>    </number:text>
    </number:number-style>
    <number:number-style style:name="N103P2" style:volatile="true">
      <number:text> -</number:text>
      <number:number number:decimal-places="0" number:min-integer-digits="0"/>
      <number:text>    </number:text>
    </number:number-style>
    <number:text-style style:name="N103"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0" number:min-integer-digits="5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number:text>-</number:text>
      <number:number number:decimal-places="0" number:min-integer-digits="1" number:grouping="true"/>
      <number:text> </number:text>
      <style:map style:condition="value()&gt;=0" style:apply-style-name="N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6-04-20T18:11:50.213000000</meta:creation-date>
    <dc:date>2016-04-20T18:12:07.770000000</dc:date>
    <dc:creator>Diego Fernández</dc:creator>
    <meta:editing-duration>P0D</meta:editing-duration>
    <meta:editing-cycles>1</meta:editing-cycles>
    <meta:document-statistic meta:table-count="1" meta:cell-count="96" meta:object-count="0"/>
    <meta:generator>LibreOffice/4.2.4.2$Windows_x86 LibreOffice_project/63150712c6d317d27ce2db16eb94c2f3d7b699f8</meta:generator>
  </office:meta>
</office:document-meta>
</file>